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866cm" fo:min-width="1.0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841cm" fo:min-width="2.44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841cm" fo:min-width="2.74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91cm" fo:min-width="0.791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marker-start="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315cm" fo:min-width="1.791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2cm" fo:min-width="1.791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93cm" fo:min-width="0.238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16cm" fo:min-width="6.66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591cm" fo:min-width="1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516cm" fo:min-width="1.4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.6cm" svg:height="2.15cm" draw:transform="rotate (0.000174532925199232) translate (3.9cm 2.3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cm" svg:height="2.15cm" draw:transform="rotate (0.000174532925199232) translate (1.85cm 2.3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6cm" svg:height="2.15cm" draw:transform="rotate (0.000174532925199232) translate (5.875cm 2.3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975cm" svg:height="3.125cm" draw:transform="rotate (0.000174532925199232) translate (8.575cm 3.475cm)">
          <text:p text:style-name="P3"><text:span text:style-name="T2">Slave 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75cm" svg:y1="4.488cm" svg:x2="8.575cm" svg:y2="5.037cm" draw:start-shape="id1" draw:start-glue-point="2" draw:end-shape="id2" draw:end-glue-point="3" svg:d="M6675 4488v549h1900" svg:viewBox="0 0 1901 550">
          <text:p/>
        </draw:connector>
        <draw:connector draw:style-name="gr3" draw:text-style-name="P1" draw:layer="layout" svg:x1="4.7cm" svg:y1="4.488cm" svg:x2="8.575cm" svg:y2="5.037cm" draw:start-shape="id3" draw:start-glue-point="2" draw:end-shape="id2" draw:end-glue-point="3" svg:d="M4700 4488v549h3875" svg:viewBox="0 0 3876 550">
          <text:p/>
        </draw:connector>
        <draw:connector draw:style-name="gr3" draw:text-style-name="P1" draw:layer="layout" svg:x1="2.65cm" svg:y1="4.488cm" svg:x2="8.575cm" svg:y2="5.037cm" draw:start-shape="id4" draw:start-glue-point="2" draw:end-shape="id2" draw:end-glue-point="3" svg:d="M2650 4488v549h5925" svg:viewBox="0 0 5926 550">
          <text:p/>
        </draw:connector>
        <draw:custom-shape draw:style-name="gr1" draw:text-style-name="P2" xml:id="id7" draw:id="id7" draw:layer="layout" svg:width="1.6cm" svg:height="2.15cm" draw:transform="rotate (0.000174532925199232) translate (15.925cm 2.3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cm" svg:height="2.15cm" draw:transform="rotate (0.000174532925199232) translate (13.875cm 2.3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cm" svg:height="2.15cm" draw:transform="rotate (0.000174532925199232) translate (17.9cm 2.3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2.975cm" svg:height="3.125cm" draw:transform="rotate (0.000174532925199232) translate (20.6cm 3.475cm)">
          <text:p text:style-name="P3"><text:span text:style-name="T2">Slave 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cm" svg:y1="4.488cm" svg:x2="20.6cm" svg:y2="5.037cm" draw:start-shape="id5" draw:start-glue-point="2" draw:end-shape="id6" draw:end-glue-point="3" svg:d="M18700 4488v549h1900" svg:viewBox="0 0 1901 550">
          <text:p/>
        </draw:connector>
        <draw:connector draw:style-name="gr3" draw:text-style-name="P1" draw:layer="layout" svg:x1="16.725cm" svg:y1="4.488cm" svg:x2="20.6cm" svg:y2="5.037cm" draw:start-shape="id7" draw:start-glue-point="2" draw:end-shape="id6" draw:end-glue-point="3" svg:d="M16725 4488v549h3875" svg:viewBox="0 0 3876 550">
          <text:p/>
        </draw:connector>
        <draw:connector draw:style-name="gr3" draw:text-style-name="P1" draw:layer="layout" svg:x1="14.675cm" svg:y1="4.488cm" svg:x2="20.6cm" svg:y2="5.037cm" draw:start-shape="id8" draw:start-glue-point="2" draw:end-shape="id6" draw:end-glue-point="3" svg:d="M14675 4488v549h5925" svg:viewBox="0 0 5926 550">
          <text:p/>
        </draw:connector>
        <draw:custom-shape draw:style-name="gr1" draw:text-style-name="P2" xml:id="id11" draw:id="id11" draw:layer="layout" svg:width="1.6cm" svg:height="2.15cm" draw:transform="rotate (0.000174532925199232) translate (8.625cm 11.6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cm" svg:height="2.15cm" draw:transform="rotate (0.000174532925199232) translate (6.575cm 11.6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cm" svg:height="2.15cm" draw:transform="rotate (0.000174532925199232) translate (10.6cm 11.638cm)">
          <text:p text:style-name="P1"><text:span text:style-name="T1">DS18B2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2.975cm" svg:height="3.125cm" draw:transform="rotate (0.000174532925199232) translate (13.3cm 12.875cm)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4cm" svg:y1="13.788cm" svg:x2="13.3cm" svg:y2="14.437cm" draw:start-shape="id9" draw:start-glue-point="2" draw:end-shape="id10" draw:end-glue-point="3" svg:d="M11400 13788v649h1900" svg:viewBox="0 0 1901 650">
          <text:p/>
        </draw:connector>
        <draw:connector draw:style-name="gr3" draw:text-style-name="P1" draw:layer="layout" svg:x1="9.425cm" svg:y1="13.788cm" svg:x2="13.3cm" svg:y2="14.437cm" draw:start-shape="id11" draw:start-glue-point="2" draw:end-shape="id10" draw:end-glue-point="3" svg:d="M9425 13788v649h3875" svg:viewBox="0 0 3876 650">
          <text:p/>
        </draw:connector>
        <draw:connector draw:style-name="gr3" draw:text-style-name="P1" draw:layer="layout" svg:x1="7.375cm" svg:y1="13.788cm" svg:x2="13.3cm" svg:y2="14.437cm" draw:start-shape="id12" draw:start-glue-point="2" draw:end-shape="id10" draw:end-glue-point="3" svg:d="M7375 13788v649h5925" svg:viewBox="0 0 5926 650">
          <text:p/>
        </draw:connector>
        <draw:custom-shape draw:style-name="gr4" draw:text-style-name="P4" xml:id="id13" draw:id="id13" draw:layer="layout" svg:width="3.275cm" svg:height="3.125cm" draw:transform="rotate (0.000174532925199232) translate (18.275cm 12.875cm)">
          <text:p text:style-name="P3"><text:span text:style-name="T2">Raspi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75cm" svg:y1="14.437cm" svg:x2="18.275cm" svg:y2="14.437cm" draw:start-shape="id10" draw:start-glue-point="1" draw:end-shape="id13" draw:end-glue-point="3" svg:d="M16275 14437h2000" svg:viewBox="0 0 2001 1">
          <text:p/>
        </draw:connector>
        <draw:custom-shape draw:style-name="gr5" draw:text-style-name="P2" xml:id="id14" draw:id="id14" draw:layer="layout" svg:width="1.325cm" svg:height="0.875cm" draw:transform="rotate (0.000174532925199232) translate (10.5cm 7.563cm)">
          <text:p text:style-name="P1"><text:span text:style-name="T1">NRF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62cm" svg:y1="6.6cm" svg:x2="11.162cm" svg:y2="7.563cm" draw:start-shape="id2" draw:start-glue-point="2" draw:end-shape="id14" draw:end-glue-point="0" svg:d="M10062 6600v481h1100v482" svg:viewBox="0 0 1101 964">
          <text:p/>
        </draw:connector>
        <draw:custom-shape draw:style-name="gr5" draw:text-style-name="P2" xml:id="id15" draw:id="id15" draw:layer="layout" svg:width="1.325cm" svg:height="0.875cm" draw:transform="rotate (0.000174532925199232) translate (22.625cm 7.563cm)">
          <text:p text:style-name="P1"><text:span text:style-name="T1">NRF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087cm" svg:y1="6.6cm" svg:x2="23.287cm" svg:y2="7.563cm" draw:start-shape="id6" draw:start-glue-point="2" draw:end-shape="id15" draw:end-glue-point="0" svg:d="M22087 6600v481h1200v482" svg:viewBox="0 0 1201 964">
          <text:p/>
        </draw:connector>
        <draw:custom-shape draw:style-name="gr5" draw:text-style-name="P2" xml:id="id16" draw:id="id16" draw:layer="layout" svg:width="1.325cm" svg:height="0.875cm" draw:transform="rotate (0.000174532925199232) translate (14.125cm 11.15cm)">
          <text:p text:style-name="P1"><text:span text:style-name="T1">NRF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787cm" svg:y1="12.875cm" svg:x2="14.787cm" svg:y2="12.025cm" draw:start-shape="id10" draw:start-glue-point="0" draw:end-shape="id16" draw:end-glue-point="2" svg:d="M14787 12875v-850" svg:viewBox="0 0 1 851">
          <text:p/>
        </draw:connector>
        <draw:connector draw:style-name="gr6" draw:text-style-name="P5" draw:layer="layout" draw:type="line" svg:x1="11.162cm" svg:y1="8.438cm" svg:x2="14.787cm" svg:y2="11.15cm" draw:start-shape="id14" draw:start-glue-point="2" draw:end-shape="id16" draw:end-glue-point="0" svg:d="M11162 8438l3625 2712" svg:viewBox="0 0 3626 2713">
          <text:p/>
        </draw:connector>
        <draw:connector draw:style-name="gr6" draw:text-style-name="P5" draw:layer="layout" draw:type="line" svg:x1="23.287cm" svg:y1="8.438cm" svg:x2="14.787cm" svg:y2="11.15cm" draw:start-shape="id15" draw:start-glue-point="2" draw:end-shape="id16" draw:end-glue-point="0" svg:d="M23287 8438l-8500 2712" svg:viewBox="0 0 8501 2713">
          <text:p/>
        </draw:connector>
        <draw:custom-shape draw:style-name="gr7" draw:text-style-name="P4" draw:layer="layout" svg:width="2.325cm" svg:height="1.599cm" draw:transform="rotate (0.000174532925199232) translate (21.575cm 12.875cm)">
          <text:p text:style-name="P3"><text:span text:style-name="T2">mySQ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325cm" svg:height="1.526cm" draw:transform="rotate (0.000174532925199232) translate (21.575cm 14.474cm)">
          <text:p text:style-name="P3"><text:span text:style-name="T2">PHP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75cm" svg:height="1.925cm" svg:x="20.55cm" svg:y="16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7.2cm" svg:height="1.1cm" draw:transform="rotate (0.000174532925199232) translate (17.55cm 18.1cm)">
          <text:p text:style-name="P3"><text:span text:style-name="T2">Home-Network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8" draw:id="id18" draw:layer="layout" svg:width="2cm" svg:height="0.875cm" draw:transform="rotate (0.000174532925199232) translate (8.225cm 7.563cm)">
          <text:p text:style-name="P1"><text:span text:style-name="T1">RelayCa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" draw:id="id17" draw:layer="layout" svg:width="2cm" svg:height="0.875cm" draw:transform="rotate (0.000174532925199232) translate (20.125cm 7.563cm)">
          <text:p text:style-name="P1"><text:span text:style-name="T1">RelayCar</text:span><text:span text:style-name="T1">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087cm" svg:y1="6.6cm" svg:x2="21.125cm" svg:y2="7.563cm" draw:start-shape="id6" draw:start-glue-point="2" draw:end-shape="id17" draw:end-glue-point="0" svg:d="M22087 6600v481h-962v482" svg:viewBox="0 0 963 964">
          <text:p/>
        </draw:connector>
        <draw:connector draw:style-name="gr3" draw:text-style-name="P1" draw:layer="layout" svg:x1="10.062cm" svg:y1="6.6cm" svg:x2="9.225cm" svg:y2="7.563cm" draw:start-shape="id2" draw:start-glue-point="2" draw:end-shape="id18" draw:end-glue-point="0" svg:d="M10062 6600v481h-837v482" svg:viewBox="0 0 838 964">
          <text:p/>
        </draw:connector>
        <draw:custom-shape draw:style-name="gr12" draw:text-style-name="P2" xml:id="id19" draw:id="id19" draw:layer="layout" svg:width="2cm" svg:height="1.8cm" draw:transform="rotate (0.000174532925199232) translate (4.775cm 7.1cm)">
          <text:p text:style-name="P1"><text:span text:style-name="T1">Hea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225cm" svg:y1="8cm" svg:x2="6.775cm" svg:y2="8cm" draw:start-shape="id18" draw:start-glue-point="3" draw:end-shape="id19" draw:end-glue-point="1" svg:d="M8225 8000h-1450" svg:viewBox="0 0 1451 1">
          <text:p/>
        </draw:connector>
        <draw:custom-shape draw:style-name="gr12" draw:text-style-name="P2" xml:id="id20" draw:id="id20" draw:layer="layout" svg:width="2cm" svg:height="1.8cm" draw:transform="rotate (0.000174532925199232) translate (17.15cm 7.1cm)">
          <text:p text:style-name="P1"><text:span text:style-name="T1">Heatin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125cm" svg:y1="8cm" svg:x2="19.15cm" svg:y2="8cm" draw:start-shape="id17" draw:start-glue-point="3" draw:end-shape="id20" draw:end-glue-point="1" svg:d="M20125 8000h-975" svg:viewBox="0 0 976 1">
          <text:p/>
        </draw:connector>
        <draw:custom-shape draw:style-name="gr13" draw:text-style-name="P1" draw:layer="layout" svg:width="0.225cm" svg:height="0.2cm" svg:x="24.825cm" svg:y="19.2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225cm" svg:height="0.2cm" svg:x="1.575cm" svg:y="2.1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9:46:56.106262403</meta:creation-date>
    <meta:generator>LibreOffice/6.4.6.2$Linux_X86_64 LibreOffice_project/40$Build-2</meta:generator>
    <dc:date>2021-01-09T21:58:12.309551426</dc:date>
    <meta:editing-duration>PT21M50S</meta:editing-duration>
    <meta:editing-cycles>2</meta:editing-cycles>
    <meta:document-statistic meta:object-count="45"/>
  </office:meta>
</office:document-meta>
</file>